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margin-top="0in" fo:margin-bottom="0.0835in" style:contextual-spacing="false" fo:line-height="114%" fo:orphans="1" fo:text-indent="0in" style:auto-text-indent="false" fo:padding="0in" fo:border="none" style:writing-mode="lr-tb"/>
    </style:style>
    <style:style style:name="P2" style:family="paragraph" style:parent-style-name="Heading_20_2">
      <style:paragraph-properties fo:margin-left="0in" fo:margin-right="0in" fo:margin-top="0in" fo:margin-bottom="0.0835in" style:contextual-spacing="false" fo:line-height="114%" fo:orphans="1" fo:text-indent="0in" style:auto-text-indent="false" fo:padding="0in" fo:border="none" style:writing-mode="lr-tb"/>
      <style:text-properties fo:color="#1b1c1d" loext:opacity="100%" style:font-name="Google Sans" loext:padding="0in" loext:border="none"/>
    </style:style>
    <style:style style:name="P3" style:family="paragraph" style:parent-style-name="Heading_20_2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4" style:family="paragraph" style:parent-style-name="Heading_20_3">
      <style:paragraph-properties fo:margin-left="0in" fo:margin-right="0in" fo:margin-top="0in" fo:margin-bottom="0.0835in" style:contextual-spacing="false" fo:line-height="114%" fo:orphans="1" fo:text-indent="0in" style:auto-text-indent="false" fo:padding="0in" fo:border="none" style:writing-mode="lr-tb"/>
      <style:text-properties fo:color="#1b1c1d" loext:opacity="100%" style:font-name="Google Sans" loext:padding="0in" loext:border="none"/>
    </style:style>
    <style:style style:name="P5" style:family="paragraph" style:parent-style-name="Heading_20_3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line-height="114%" fo:orphans="1" fo:padding="0in" fo:border="none" style:writing-mode="lr-tb"/>
    </style:style>
    <style:style style:name="P9" style:family="paragraph" style:parent-style-name="Text_20_body">
      <style:paragraph-properties fo:margin-left="0in" fo:margin-right="0in" fo:margin-top="0in" fo:margin-bottom="0.0972in" style:contextual-spacing="false" fo:line-height="114%" fo:orphans="1" fo:text-indent="0in" style:auto-text-indent="false" fo:padding="0in" fo:border="none" style:writing-mode="lr-tb"/>
      <style:text-properties fo:color="#1b1c1d" loext:opacity="100%" style:font-name="Google Sans Text" loext:padding="0in" loext:border="none"/>
    </style:style>
    <style:style style:name="P10" style:family="paragraph" style:parent-style-name="Text_20_body">
      <style:paragraph-properties fo:margin-left="0in" fo:margin-right="0in" fo:margin-top="0in" fo:margin-bottom="0.1665in" style:contextual-spacing="false" fo:line-height="114%" fo:orphans="1" fo:text-indent="0in" style:auto-text-indent="false" fo:padding="0in" fo:border="none" style:writing-mode="lr-tb"/>
      <style:text-properties fo:color="#1b1c1d" loext:opacity="100%" style:font-name="Google Sans Text" loext:padding="0in" loext:border="none"/>
    </style:style>
    <style:style style:name="P11" style:family="paragraph" style:parent-style-name="Text_20_body">
      <style:paragraph-properties fo:margin-left="0in" fo:margin-right="0in" fo:margin-top="0in" fo:margin-bottom="0.0835in" style:contextual-spacing="false" fo:line-height="114%" fo:orphans="1" fo:text-indent="0in" style:auto-text-indent="false" fo:padding="0in" fo:border="none" style:writing-mode="lr-tb"/>
      <style:text-properties fo:color="#1b1c1d" loext:opacity="100%" style:font-name="Google Sans Text" loext:padding="0in" loext:border="none"/>
    </style:style>
    <style:style style:name="P12" style:family="paragraph" style:parent-style-name="Text_20_body" style:list-style-name="L1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13" style:family="paragraph" style:parent-style-name="Text_20_body" style:list-style-name="L2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15" style:family="paragraph" style:parent-style-name="Text_20_body">
      <style:paragraph-properties fo:margin-left="0in" fo:margin-right="0in" fo:margin-top="0in" fo:margin-bottom="0.0835in" style:contextual-spacing="false" fo:line-height="114%" fo:orphans="1" fo:text-indent="0in" style:auto-text-indent="false" fo:padding="0in" fo:border="none" style:writing-mode="lr-tb"/>
    </style:style>
    <style:style style:name="P16" style:family="paragraph" style:parent-style-name="Text_20_body" style:list-style-name="L3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17" style:family="paragraph" style:parent-style-name="Text_20_body" style:list-style-name="L4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18" style:family="paragraph" style:parent-style-name="Text_20_body" style:list-style-name="L5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19" style:family="paragraph" style:parent-style-name="Text_20_body" style:list-style-name="L6">
      <style:paragraph-properties fo:margin-left="0in" fo:margin-right="0in" fo:margin-top="0in" fo:margin-bottom="0in" style:contextual-spacing="false" fo:line-height="114%" fo:orphans="1" fo:text-indent="0in" style:auto-text-indent="false" fo:padding="0in" fo:border="none" style:writing-mode="lr-tb"/>
    </style:style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T1" style:family="text">
      <style:text-properties fo:color="#1b1c1d" loext:opacity="100%" style:font-name="Google Sans Text" loext:padding="0in" loext:border="none"/>
    </style:style>
    <style:style style:name="T2" style:family="text">
      <style:text-properties fo:color="#1b1c1d" loext:opacity="100%" style:font-name="Google Sans" loext:padding="0in" loext:border="none"/>
    </style:style>
    <style:style style:name="T3" style:family="text">
      <style:text-properties fo:color="#444746" loext:opacity="100%" style:font-name="Google Sans Text" loext:padding="0in" loext:border="none"/>
    </style:style>
    <style:style style:name="T4" style:family="text">
      <style:text-properties fo:color="#444746" loext:opacity="100%" loext:padding="0in" loext:border="none"/>
    </style:style>
    <style:style style:name="T5" style:family="text">
      <style:text-properties fo:font-weight="bold"/>
    </style:style>
    <style:style style:name="T6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reamSift: Architecture Document</text:h>
      <text:p text:style-name="Text_20_body"><text:span text:style-name="T5">Version:</text:span> 1.2 (Enhanced Diagrams) <text:span text:style-name="T5">Date:</text:span> November 9, 2025 <text:span text:style-name="T5">Author:</text:span> James Mathewson</text:p>
      <text:h text:style-name="Heading_20_2" text:outline-level="2">1. Architectural Overview</text:h>
      <text:p text:style-name="Text_20_body">StreamSift is a high-throughput, low-latency packet analysis engine designed to process network traffic at line rate (10Gbps+) without dropping packets, while simultaneously performing complex, stateful analysis on thousands of concurrent streams.</text:p>
      <text:h text:style-name="Heading_20_3" text:outline-level="3">1.1 Core Principles</text:h>
      <text:list text:style-name="L7">
        <text:list-item>
          <text:p text:style-name="P20"><text:span text:style-name="T5">Zero-Copy (mostly):</text:span> Data is copied <text:span text:style-name="T6">once</text:span> from the kernel (via libpcap) into our own managed buffer. After that, it is passed by pointer.</text:p>
        </text:list-item>
        <text:list-item>
          <text:p text:style-name="P20"><text:span text:style-name="T5">Sharded State:</text:span> Packet streams are deterministically hashed to specific worker threads. This guarantees that all processing for a single stream happens sequentially on one CPU core, eliminating the need for complex locking on stream state.</text:p>
        </text:list-item>
        <text:list-item>
          <text:p text:style-name="P20"><text:span text:style-name="T5">Lock-Free Handoff:</text:span> Communication between the single Producer thread and the N Consumer threads uses atomic, lock-free circular buffers to prevent head-of-line blocking.</text:p>
        </text:list-item>
      </text:list>
      <text:h text:style-name="Heading_20_3" text:outline-level="3">1.2 System Diagram</text:h>
      <text:p text:style-name="Text_20_body">Code snippet</text:p>
      <text:p text:style-name="Preformatted_20_Text"><text:span text:style-name="Source_20_Text">graph LR</text:span></text:p>
      <text:p text:style-name="Preformatted_20_Text"><text:span text:style-name="Source_20_Text"><text:s text:c="4"/>subgraph "Kernel Space"</text:span></text:p>
      <text:p text:style-name="Preformatted_20_Text"><text:span text:style-name="Source_20_Text"><text:s text:c="8"/>NIC[Network Interface Card] --&gt;|DMA| KBuffer[Kernel Ring Buffer]</text:span></text:p>
      <text:p text:style-name="Preformatted_20_Text"><text:span text:style-name="Source_20_Text"><text:s text:c="4"/>end</text:span></text:p>
      <text:p text:style-name="Preformatted_20_Text"/>
      <text:p text:style-name="Preformatted_20_Text"><text:span text:style-name="Source_20_Text"><text:s text:c="4"/>subgraph "User Space - Producer Thread"</text:span></text:p>
      <text:p text:style-name="Preformatted_20_Text"><text:span text:style-name="Source_20_Text"><text:s text:c="8"/>KBuffer --&gt;|libpcap copy| RawPacket[Raw Packet Data]</text:span></text:p>
      <text:p text:style-name="Preformatted_20_Text"><text:span text:style-name="Source_20_Text"><text:s text:c="8"/>RawPacket --&gt; Parser[Recursive Parser]</text:span></text:p>
      <text:p text:style-name="Preformatted_20_Text"><text:span text:style-name="Source_20_Text"><text:s text:c="8"/>Parser --&gt;|Extracts| Key[5-Tuple Key]</text:span></text:p>
      <text:p text:style-name="Preformatted_20_Text"><text:span text:style-name="Source_20_Text"><text:s text:c="8"/>Key --&gt; Hasher[Consistent Hash]</text:span></text:p>
      <text:p text:style-name="Preformatted_20_Text"><text:span text:style-name="Source_20_Text"><text:s text:c="8"/>Hasher --&gt;|Selects Queue| Dispatcher[Dispatcher]</text:span></text:p>
      <text:p text:style-name="Preformatted_20_Text"><text:span text:style-name="Source_20_Text"><text:s text:c="4"/>end</text:span></text:p>
      <text:p text:style-name="Preformatted_20_Text"/>
      <text:p text:style-name="Preformatted_20_Text"><text:span text:style-name="Source_20_Text"><text:s text:c="4"/>subgraph "User Space - Shared Memory"</text:span></text:p>
      <text:p text:style-name="Preformatted_20_Text"><text:span text:style-name="Source_20_Text"><text:s text:c="8"/>Dispatcher --&gt;|Push Pointer| Q0{Lock-Free Queue 0}</text:span></text:p>
      <text:p text:style-name="Preformatted_20_Text"><text:span text:style-name="Source_20_Text"><text:s text:c="8"/>Dispatcher --&gt;|Push Pointer| Q1{Lock-Free Queue 1}</text:span></text:p>
      <text:p text:style-name="Preformatted_20_Text"><text:span text:style-name="Source_20_Text"><text:s text:c="8"/>Dispatcher --&gt;|Push Pointer| QN{Lock-Free Queue N}</text:span></text:p>
      <text:p text:style-name="Preformatted_20_Text"><text:span text:style-name="Source_20_Text"><text:s text:c="4"/>end</text:span></text:p>
      <text:p text:style-name="Preformatted_20_Text"/>
      <text:p text:style-name="Preformatted_20_Text"><text:span text:style-name="Source_20_Text"><text:s text:c="4"/>subgraph "User Space - Consumer Threads"</text:span></text:p>
      <text:p text:style-name="Preformatted_20_Text"><text:span text:style-name="Source_20_Text"><text:s text:c="8"/>Q0 --&gt;|Pop Pointer| C0[Consumer Thread 0]</text:span></text:p>
      <text:p text:style-name="Preformatted_20_Text"><text:span text:style-name="Source_20_Text"><text:s text:c="8"/>Q1 --&gt;|Pop Pointer| C1[Consumer Thread 1]</text:span></text:p>
      <text:p text:style-name="Preformatted_20_Text"><text:span text:style-name="Source_20_Text"><text:s text:c="8"/>QN --&gt;|Pop Pointer| CN[Consumer Thread N]</text:span></text:p>
      <text:p text:style-name="Preformatted_20_Text"><text:span text:style-name="Source_20_Text"><text:s text:c="4"/>end</text:span></text:p>
      <text:p text:style-name="Preformatted_20_Text"/>
      <text:p text:style-name="Preformatted_20_Text"><text:span text:style-name="Source_20_Text"><text:s text:c="4"/>subgraph "Per-Thread State"</text:span></text:p>
      <text:p text:style-name="Preformatted_20_Text"><text:span text:style-name="Source_20_Text"><text:s text:c="8"/>C0 --&gt; Map0[Stream Map 0]</text:span></text:p>
      <text:p text:style-name="Preformatted_20_Text"><text:soft-page-break/><text:span text:style-name="Source_20_Text"><text:s text:c="8"/>C1 --&gt; Map1[Stream Map 1]</text:span></text:p>
      <text:p text:style-name="Preformatted_20_Text"><text:span text:style-name="Source_20_Text"><text:s text:c="8"/>CN --&gt; MapN[Stream Map N]</text:span></text:p>
      <text:p text:style-name="Preformatted_20_Text"><text:span text:style-name="Source_20_Text"><text:s text:c="4"/>end</text:span></text:p>
      <text:p text:style-name="Preformatted_20_Text"/>
      <text:p text:style-name="Preformatted_20_Text"><text:span text:style-name="Source_20_Text"><text:s text:c="4"/>Map0 --&gt;|Flush| Disk[(Disk Storage)]</text:span></text:p>
      <text:p text:style-name="Preformatted_20_Text"><text:span text:style-name="Source_20_Text"><text:s text:c="4"/>Map1 --&gt;|Flush| Disk</text:span></text:p>
      <text:p text:style-name="Preformatted_20_Text"><text:span text:style-name="Source_20_Text"><text:s text:c="4"/>MapN --&gt;|Flush| Disk</text:span></text:p>
      <text:p text:style-name="Preformatted_20_Text"/>
      <text:p text:style-name="Preformatted_20_Text"><text:span text:style-name="Source_20_Text"><text:s text:c="4"/>style NIC fill:#f9f,stroke:#333,stroke-width:2px</text:span></text:p>
      <text:p text:style-name="P6"><text:span text:style-name="Source_20_Text"><text:s text:c="4"/>style Disk fill:#ccf,stroke:#333,stroke-width:2px</text:span></text:p>
      <text:h text:style-name="Heading_20_2" text:outline-level="2">2. Deep Packet Inspection (The Parser)</text:h>
      <text:p text:style-name="Text_20_body">The heart of StreamSift's flexibility is its ability to see inside tunnels (GRE, IP-in-IP) without losing track of the outer connection.</text:p>
      <text:h text:style-name="Heading_20_3" text:outline-level="3">2.1 Recursive Parsing (<text:span text:style-name="Source_20_Text">pcapkey.cpp</text:span>)</text:h>
      <text:p text:style-name="Text_20_body">The parser does not just look at fixed offsets. It walks the packet layer by layer.</text:p>
      <text:list text:style-name="L8">
        <text:list-item>
          <text:p text:style-name="P21"><text:span text:style-name="T5">L2 (Ethernet):</text:span> Identifies the first EtherType (e.g., IPv4).</text:p>
        </text:list-item>
        <text:list-item>
          <text:p text:style-name="P21"><text:span text:style-name="T5">L3 (IPv4/6):</text:span> Pushes the IP header info onto the <text:span text:style-name="Source_20_Text">ProtocolStack</text:span>. Checks the <text:span text:style-name="Source_20_Text">Next Protocol</text:span> field.</text:p>
        </text:list-item>
        <text:list-item>
          <text:p text:style-name="P21"><text:span text:style-name="T5">Recursion:</text:span> If the next protocol is another L3/L4 header (like GRE), it loops back and parses <text:span text:style-name="T6">that</text:span> header, pushing it onto the stack.</text:p>
        </text:list-item>
        <text:list-item>
          <text:p text:style-name="P21"><text:span text:style-name="T5">Key Locking:</text:span> The 5-tuple "Key" is generated from the <text:span text:style-name="T5">outermost</text:span> immediately routable layers. Once a key is complete (e.g., OuterIP + GRE, or OuterIP + TCP), it is "locked", but parsing continues deep into the packet to build the full stack for inspection.</text:p>
        </text:list-item>
      </text:list>
      <text:h text:style-name="Heading_20_3" text:outline-level="3">2.2 The Protocol Stack</text:h>
      <text:p text:style-name="Text_20_body">Every packet is represented internally by a <text:span text:style-name="Source_20_Text">ProtocolStack_t</text:span>, which is a <text:span text:style-name="Source_20_Text">std::vector&lt;ProtocolInfo&gt;</text:span>.</text:p>
      <text:p text:style-name="Text_20_body">C++</text:p>
      <text:p text:style-name="Preformatted_20_Text"><text:span text:style-name="Source_20_Text">struct ProtocolInfo {</text:span></text:p>
      <text:p text:style-name="Preformatted_20_Text"><text:span text:style-name="Source_20_Text"><text:s text:c="4"/>uint32_t type; <text:s text:c="6"/>// e.g., ETHERTYPE_IP, IPPROTO_TCP</text:span></text:p>
      <text:p text:style-name="Preformatted_20_Text"><text:span text:style-name="Source_20_Text"><text:s text:c="4"/>const uint8_t* data; // Pointer to start of this header</text:span></text:p>
      <text:p text:style-name="Preformatted_20_Text"><text:span text:style-name="Source_20_Text"><text:s text:c="4"/>size_t header_len; <text:s text:c="2"/>// Length of this header</text:span></text:p>
      <text:p text:style-name="Preformatted_20_Text"><text:span text:style-name="Source_20_Text"><text:s text:c="4"/>size_t payload_len; <text:s/>// Length of data following this header</text:span></text:p>
      <text:p text:style-name="P6"><text:span text:style-name="Source_20_Text">};</text:span></text:p>
      <text:h text:style-name="Heading_20_3" text:outline-level="3">2.2.1 Protocol Stack Diagram</text:h>
      <text:p text:style-name="Text_20_body">This diagram shows how a raw GRE-encapsulated HTTP packet maps to the internal <text:span text:style-name="Source_20_Text">ProtocolStack</text:span> vector.</text:p>
      <text:p text:style-name="Text_20_body">Code snippet</text:p>
      <text:p text:style-name="Preformatted_20_Text"><text:soft-page-break/><text:span text:style-name="Source_20_Text">block-beta</text:span></text:p>
      <text:p text:style-name="Preformatted_20_Text"><text:span text:style-name="Source_20_Text">columns 1</text:span></text:p>
      <text:p text:style-name="Preformatted_20_Text"><text:span text:style-name="Source_20_Text"><text:s text:c="2"/>block:packet</text:span></text:p>
      <text:p text:style-name="Preformatted_20_Text"><text:span text:style-name="Source_20_Text"><text:s text:c="4"/>columns 6</text:span></text:p>
      <text:p text:style-name="Preformatted_20_Text"><text:span text:style-name="Source_20_Text"><text:s text:c="4"/>Eth["Ethernet"]</text:span></text:p>
      <text:p text:style-name="Preformatted_20_Text"><text:span text:style-name="Source_20_Text"><text:s text:c="4"/>IP1["IPv4 (Outer)"]</text:span></text:p>
      <text:p text:style-name="Preformatted_20_Text"><text:span text:style-name="Source_20_Text"><text:s text:c="4"/>GRE["GRE"]</text:span></text:p>
      <text:p text:style-name="Preformatted_20_Text"><text:span text:style-name="Source_20_Text"><text:s text:c="4"/>IP2["IPv4 (Inner)"]</text:span></text:p>
      <text:p text:style-name="Preformatted_20_Text"><text:span text:style-name="Source_20_Text"><text:s text:c="4"/>TCP["TCP"]</text:span></text:p>
      <text:p text:style-name="Preformatted_20_Text"><text:span text:style-name="Source_20_Text"><text:s text:c="4"/>HTTP["HTTP Data"]</text:span></text:p>
      <text:p text:style-name="Preformatted_20_Text"><text:span text:style-name="Source_20_Text"><text:s text:c="2"/>end</text:span></text:p>
      <text:p text:style-name="Preformatted_20_Text"><text:span text:style-name="Source_20_Text"><text:s text:c="2"/>space</text:span></text:p>
      <text:p text:style-name="Preformatted_20_Text"><text:span text:style-name="Source_20_Text"><text:s text:c="2"/>block:stack</text:span></text:p>
      <text:p text:style-name="Preformatted_20_Text"><text:span text:style-name="Source_20_Text"><text:s text:c="4"/>columns 1</text:span></text:p>
      <text:p text:style-name="Preformatted_20_Text"><text:span text:style-name="Source_20_Text"><text:s text:c="4"/>Entry1["Index 0: Ethernet Info"]</text:span></text:p>
      <text:p text:style-name="Preformatted_20_Text"><text:span text:style-name="Source_20_Text"><text:s text:c="4"/>Entry2["Index 1: IPv4 (Outer) Info"]</text:span></text:p>
      <text:p text:style-name="Preformatted_20_Text"><text:span text:style-name="Source_20_Text"><text:s text:c="4"/>Entry3["Index 2: GRE Info"]</text:span></text:p>
      <text:p text:style-name="Preformatted_20_Text"><text:span text:style-name="Source_20_Text"><text:s text:c="4"/>Entry4["Index 3: IPv4 (Inner) Info"]</text:span></text:p>
      <text:p text:style-name="Preformatted_20_Text"><text:span text:style-name="Source_20_Text"><text:s text:c="4"/>Entry5["Index 4: TCP Info"]</text:span></text:p>
      <text:p text:style-name="Preformatted_20_Text"><text:span text:style-name="Source_20_Text"><text:s text:c="2"/>end</text:span></text:p>
      <text:p text:style-name="Preformatted_20_Text"/>
      <text:p text:style-name="Preformatted_20_Text"><text:span text:style-name="Source_20_Text"><text:s text:c="2"/>Eth --&gt; Entry1</text:span></text:p>
      <text:p text:style-name="Preformatted_20_Text"><text:span text:style-name="Source_20_Text"><text:s text:c="2"/>IP1 --&gt; Entry2</text:span></text:p>
      <text:p text:style-name="Preformatted_20_Text"><text:span text:style-name="Source_20_Text"><text:s text:c="2"/>GRE --&gt; Entry3</text:span></text:p>
      <text:p text:style-name="Preformatted_20_Text"><text:span text:style-name="Source_20_Text"><text:s text:c="2"/>IP2 --&gt; Entry4</text:span></text:p>
      <text:p text:style-name="Preformatted_20_Text"><text:span text:style-name="Source_20_Text"><text:s text:c="2"/>TCP --&gt; Entry5</text:span></text:p>
      <text:p text:style-name="Preformatted_20_Text"/>
      <text:p text:style-name="Preformatted_20_Text"><text:span text:style-name="Source_20_Text">style packet fill:#e1f5fe,stroke:#01579b</text:span></text:p>
      <text:p text:style-name="P6"><text:span text:style-name="Source_20_Text">style stack fill:#fff3e0,stroke:#e65100</text:span></text:p>
      <text:h text:style-name="Heading_20_3" text:outline-level="3">2.3 Indexed Access</text:h>
      <text:p text:style-name="Text_20_body">Filter functions use this stack to support "deep" queries.</text:p>
      <text:list text:style-name="L9">
        <text:list-item>
          <text:p text:style-name="P22"><text:span text:style-name="Source_20_Text">IP.TotalLen(1)</text:span> asks for the <text:span text:style-name="T5">1st</text:span> IPv4 header in the stack (the Outer IP).</text:p>
        </text:list-item>
        <text:list-item>
          <text:p text:style-name="P22"><text:span text:style-name="Source_20_Text">IP.TotalLen(2)</text:span> asks for the <text:span text:style-name="T5">2nd</text:span> IPv4 header (the Inner IP).</text:p>
        </text:list-item>
        <text:list-item>
          <text:p text:style-name="P22"><text:span text:style-name="Source_20_Text">IP.TotalLen(0)</text:span> (default) scans the stack and uses the <text:span text:style-name="T5">first</text:span> one it finds.</text:p>
        </text:list-item>
      </text:list>
      <text:p text:style-name="Text_20_body">This allows precise filtering like: <text:span text:style-name="Source_20_Text">IP.Src(1) == 1.2.3.4 AND IP.Src(2) == 10.0.0.1</text:span> (Find packets from 1.2.3.4 that are tunneling traffic from 10.0.0.1).</text:p>
      <text:h text:style-name="Heading_20_2" text:outline-level="2">3. Key Generation (Stream Identification)</text:h>
      <text:p text:style-name="Text_20_body">To ensure that packets from Client-&gt;Server and Server-&gt;Client are treated as the <text:span text:style-name="T5">same stream</text:span>, we must normalize the 5-tuple key.</text:p>
      <text:h text:style-name="Heading_20_3" text:outline-level="3">3.1 The Canonical Key</text:h>
      <text:p text:style-name="Text_20_body">The key is a raw byte vector (<text:span text:style-name="Source_20_Text">std::vector&lt;uint8_t&gt;</text:span>) constructed as follows:</text:p>
      <text:list text:style-name="L10">
        <text:list-item>
          <text:p text:style-name="P23"><text:span text:style-name="T5">L3 Protocol:</text:span> 2 bytes (e.g., <text:span text:style-name="Source_20_Text">0x0800</text:span> for IPv4).</text:p>
        </text:list-item>
        <text:list-item>
          <text:p text:style-name="P23"><text:span text:style-name="T5">Addresses:</text:span> Sorted! We compare the source and destination IP addresses.</text:p>
          <text:list>
            <text:list-item>
              <text:p text:style-name="P23"><text:soft-page-break/>If <text:span text:style-name="Source_20_Text">SrcIP &gt; DstIP</text:span>, we append <text:span text:style-name="Source_20_Text">DstIP</text:span> then <text:span text:style-name="Source_20_Text">SrcIP</text:span>.</text:p>
            </text:list-item>
            <text:list-item>
              <text:p text:style-name="P23">Otherwise, we append <text:span text:style-name="Source_20_Text">SrcIP</text:span> then <text:span text:style-name="Source_20_Text">DstIP</text:span>.</text:p>
            </text:list-item>
            <text:list-item>
              <text:p text:style-name="P23">We record this swap in a boolean (<text:span text:style-name="Source_20_Text">originalAddrPortOrdering</text:span>) so we can still tell which direction the packet is actually traveling.</text:p>
            </text:list-item>
          </text:list>
        </text:list-item>
        <text:list-item>
          <text:p text:style-name="P23"><text:span text:style-name="T5">L4 Protocol:</text:span> 1 byte (e.g., <text:span text:style-name="Source_20_Text">0x06</text:span> for TCP).</text:p>
        </text:list-item>
        <text:list-item>
          <text:p text:style-name="P23"><text:span text:style-name="T5">Ports:</text:span> Sorted the same way as the IP addresses to match the canonical direction.</text:p>
        </text:list-item>
      </text:list>
      <text:p text:style-name="Text_20_body">This guarantees that a TCP packet from <text:a xlink:type="simple" xlink:href="http://10.0.0.1:12345/" office:target-frame-name="_blank" xlink:show="new" text:style-name="Internet_20_link" text:visited-style-name="Visited_20_Internet_20_Link"><text:span text:style-name="Source_20_Text">10.0.0.1:12345</text:span></text:a><text:span text:style-name="Source_20_Text"> -&gt; </text:span><text:a xlink:type="simple" xlink:href="http://8.8.8.8:80/" office:target-frame-name="_blank" xlink:show="new" text:style-name="Internet_20_link" text:visited-style-name="Visited_20_Internet_20_Link"><text:span text:style-name="Source_20_Text">8.8.8.8:80</text:span></text:a> produces the <text:span text:style-name="T6">exact same key</text:span> as the reply from <text:a xlink:type="simple" xlink:href="http://8.8.8.8:80/" office:target-frame-name="_blank" xlink:show="new" text:style-name="Internet_20_link" text:visited-style-name="Visited_20_Internet_20_Link"><text:span text:style-name="Source_20_Text">8.8.8.8:80</text:span></text:a><text:span text:style-name="Source_20_Text"> -&gt; </text:span><text:a xlink:type="simple" xlink:href="http://10.0.0.1:12345/" office:target-frame-name="_blank" xlink:show="new" text:style-name="Internet_20_link" text:visited-style-name="Visited_20_Internet_20_Link"><text:span text:style-name="Source_20_Text">10.0.0.1:12345</text:span></text:a>.</text:p>
      <text:p text:style-name="Text_20_body">## 3. Key Generation (Stream Identification)<text:line-break/><text:line-break/>To ensure that packets from Client-&gt;Server and Server-&gt;Client are treated as the **same stream**, we must normalize the 5-tuple key.<text:line-break/><text:line-break/>### 3.1 The Canonical Key<text:line-break/><text:line-break/>The key is a raw byte vector (`std::vector&lt;uint8_t&gt;`) constructed as follows:<text:line-break/><text:line-break/>1. **L3 Protocol:** 2 bytes (e.g., `0x0800` for IPv4).<text:line-break/>2. **Addresses:** Sorted! We compare the source and destination IP addresses.<text:line-break/>   * If `SrcIP &gt; DstIP`, we append `DstIP` then `SrcIP`.<text:line-break/>   * Otherwise, we append `SrcIP` then `DstIP`.<text:line-break/>   * We record this swap in a boolean (`originalAddrPortOrdering`) so we can still tell which direction the packet is actually traveling.<text:line-break/>3.  **L4 Protocol:** 1 byte (e.g., `0x06` for TCP).<text:line-break/>4.  **Ports:** Sorted the same way as the IP addresses to match the canonical direction.<text:line-break/><text:line-break/>This guarantees that a TCP packet from `<text:a xlink:type="simple" xlink:href="http://10.0.0.1:12345/" office:target-frame-name="_blank" xlink:show="new" text:style-name="Internet_20_link" text:visited-style-name="Visited_20_Internet_20_Link">10.0.0.1:12345</text:a> -&gt; 8.8.8.8:80` produces the *exact same key* as the reply from `<text:a xlink:type="simple" xlink:href="http://8.8.8.8:80/" office:target-frame-name="_blank" xlink:show="new" text:style-name="Internet_20_link" text:visited-style-name="Visited_20_Internet_20_Link">8.8.8.8:80</text:a> -&gt; 10.0.0.1:12345`.<text:line-break/><text:line-break/>## 4. The Lock-Free Queue<text:line-break/><text:line-break/>Communication between the Producer (which cannot block) and Consumers uses a `NonBlockingCircularBuffer`.<text:line-break/><text:line-break/>### 4.1 Mechanism<text:line-break/><text:line-break/>* **Single-Producer, Single-Consumer (SPSC):** Each consumer thread has its *own* dedicated queue that only the Producer writes to. This simplifies the synchronization.<text:line-break/>* **Atomic Indexes:** Uses `std::atomic&lt;size_t&gt;` for `head` (write index) and `tail` (read index).<text:line-break/><text:soft-page-break/>* **Memory Ordering:** Uses `memory_order_release` when updating indexes to ensure the data written to the buffer is visible *before* the index changes, preventing race conditions without full mutex locks.<text:line-break/><text:line-break/>### 4.1.1 Ring Buffer Diagram<text:line-break/><text:line-break/>[Producer] -&gt; (Head) -&gt; [ Slot 0 | Slot 1 | Slot 2 | ... ] &lt;- (Tail) &lt;- [Consumer]<text:line-break/>                           ^              ^<text:line-break/>                           |              |<text:line-break/>                     Writing Here    Reading Here<text:line-break/><text:line-break/>## 5. Stream Lifecycle (`PacketStreamEval`)<text:line-break/><text:line-break/>### 5.1 Lifecycle State Diagram<text:line-break/><text:line-break/>[New Packet] -&gt; [Lookup Key] -&gt; (Not Found) -&gt; [Create Stream Object]<text:line-break/>                                     |<text:line-break/>                                     v<text:line-break/>                               [Bind ASTs] -&gt; [Active State]<text:line-break/>                                                    |<text:line-break/>          +-----------------------------<text:line-break/>          |<text:line-break/>          v<text:line-break/>    [Packet Arrives] --&gt; [Reset Timeout Timer]<text:line-break/>          |<text:line-break/>          v<text:line-break/>    [Evaluate TAG] --(True)--&gt; [Set Trigger Flag] -&gt; [Buffer Next 'Y' Packets]<text:line-break/>          |<text:line-break/>          v<text:line-break/>    [Evaluate SAVE] --(True)--&gt; [Set Permanent Save Flag]<text:line-break/>          |<text:line-break/>          v<text:line-break/>    [Stream Idle Timeout] --&gt; [Expire Stream]<text:line-break/>                                     |<text:line-break/>                                     v<text:line-break/>    (Save Flag Set?) --(No)--&gt; [Delete Buffer &amp; File] -&gt; [Destroy Object]<text:line-break/>          |<text:line-break/>          v<text:line-break/>        (Yes)<text:line-break/>          |<text:line-break/>          v<text:line-break/>    [Flush Buffer to Disk] -&gt; [Keep File] -&gt; [Destroy Object]</text:p>
      <text:p text:style-name="P1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09:38:42.437981231</meta:creation-date>
    <dc:date>2025-11-15T09:47:08.211638038</dc:date>
    <meta:editing-duration>PT8M2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6" meta:paragraph-count="107" meta:word-count="1151" meta:character-count="8158" meta:non-whitespace-character-count="6363"/>
  </office:meta>
</office:document-meta>
</file>